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4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</style:style>
    <style:style style:name="P5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6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</style:style>
    <style:style style:name="P7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8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1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2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3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4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5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6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38761d"/>
    </style:style>
    <style:style style:name="P17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fo:color="#bf9000"/>
    </style:style>
    <style:style style:name="P18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bf9000"/>
    </style:style>
    <style:style style:name="P19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bf9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fo:color="#990000"/>
    </style:style>
    <style:style style:name="P21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color="#990000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color="#000000" officeooo:rsid="000cd011" officeooo:paragraph-rsid="000cd011"/>
    </style:style>
    <style:style style:name="P23" style:family="paragraph" style:parent-style-name="Standard" style:list-style-name="LS3">
      <style:paragraph-properties fo:margin-top="0cm" fo:margin-bottom="0cm" style:contextual-spacing="false" fo:line-height="115%" style:writing-mode="lr-tb"/>
      <style:text-properties officeooo:rsid="000ee26b" officeooo:paragraph-rsid="000ee2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y management:</text:p>
      <text:list xml:id="list972586571585904284" text:style-name="LS1">
        <text:list-item>
          <text:p text:style-name="P9">void *bt_alloc_pages(size_t pages);</text:p>
        </text:list-item>
        <text:list-item>
          <text:p text:style-name="P9">void bt_free_pages(void *address, size_t pages);</text:p>
        </text:list-item>
        <text:list-item>
          <text:p text:style-name="P9">size_t bt_get_argc();</text:p>
        </text:list-item>
        <text:list-item>
          <text:p text:style-name="P9">size_t bt_get_arg(size_t index, char *buf, size_t size);</text:p>
        </text:list-item>
        <text:list-item>
          <text:p text:style-name="P22">void bt_alloc_at(void *address, size_t pages);</text:p>
        </text:list-item>
        <text:list-item>
          <text:p text:style-name="P22">bt_memhandle bt_mmap(void *address, bt_filehandle file, size_t fileoffset, size_t size);</text:p>
        </text:list-item>
        <text:list-item>
          <text:p text:style-name="P22">void bt_unmap(bt_memhandle mem);</text:p>
        </text:list-item>
      </text:list>
      <text:p text:style-name="P1"/>
      <text:p text:style-name="P1">Locking:</text:p>
      <text:list xml:id="list390715077790139611" text:style-name="LS2">
        <text:list-item>
          <text:p text:style-name="P10">bt_lockhandle bt_create_lock();</text:p>
        </text:list-item>
        <text:list-item>
          <text:p text:style-name="P10">void bt_lock(bt_lockhandle lock);</text:p>
        </text:list-item>
        <text:list-item>
          <text:p text:style-name="P10">bool bt_try_lock(bt_lockhandle lock);</text:p>
        </text:list-item>
        <text:list-item>
          <text:p text:style-name="P10">void bt_unlock(bt_lockhandle lock);</text:p>
        </text:list-item>
        <text:list-item>
          <text:p text:style-name="P10">void bt_destroy_lock(bt_lockhandle lock);</text:p>
        </text:list-item>
      </text:list>
      <text:p text:style-name="P1"/>
      <text:p text:style-name="P1">Threading:</text:p>
      <text:list xml:id="list1645192053907282873" text:style-name="LS3">
        <text:list-item>
          <text:p text:style-name="P3">bt_threadhandle bt_new_thread(void (*fn)(), void *param);</text:p>
        </text:list-item>
        <text:list-item>
          <text:p text:style-name="P3">void bt_wait_thread(bt_threadhandle thread);</text:p>
        </text:list-item>
        <text:list-item>
          <text:p text:style-name="P3">int bt_thread_status(bt_threadhandle thread);</text:p>
        </text:list-item>
        <text:list-item>
          <text:p text:style-name="P3">void bt_block_thread(bt_threadhandle thread);</text:p>
        </text:list-item>
        <text:list-item>
          <text:p text:style-name="P3">void bt_unblock_thread(bt_threadhandle thread);</text:p>
        </text:list-item>
        <text:list-item>
          <text:p text:style-name="P3">bt_threadhandle bt_get_thread();</text:p>
        </text:list-item>
        <text:list-item>
          <text:p text:style-name="P3">void bt_end_thread(bt_threadhandle thread);</text:p>
        </text:list-item>
        <text:list-item>
          <text:p text:style-name="P3">void bt_yield();</text:p>
        </text:list-item>
        <text:list-item>
          <text:p text:style-name="P3">int bt_thread_prioritize(bt_threadhandle thread, int priority);</text:p>
        </text:list-item>
        <text:list-item>
          <text:p text:style-name="P23">void bt_abord_thread(bt_threadhandle thread);</text:p>
        </text:list-item>
      </text:list>
      <text:p text:style-name="P1"/>
      <text:p text:style-name="P1">FS Management:</text:p>
      <text:list xml:id="list3180591860131837782" text:style-name="LS4">
        <text:list-item>
          <text:p text:style-name="P11">bool bt_mount(char *mountpoint, char *device, char *filesystem);</text:p>
        </text:list-item>
        <text:list-item>
          <text:p text:style-name="P11">bool bt_unmount(char *mountpoint);</text:p>
        </text:list-item>
      </text:list>
      <text:p text:style-name="P1"/>
      <text:p text:style-name="P1">File operations:</text:p>
      <text:list xml:id="list3179890108341272069" text:style-name="LS5">
        <text:list-item>
          <text:p text:style-name="P12">bt_filehandle bt_fopen(char *path, uint32_t flags);</text:p>
        </text:list-item>
        <text:list-item>
          <text:p text:style-name="P12">bool bt_fclose(bt_filehandle file);</text:p>
        </text:list-item>
        <text:list-item>
          <text:p text:style-name="P12">size_t bt_fwrite(bt_filehandle file, size_t bytes, char *buffer);</text:p>
        </text:list-item>
        <text:list-item>
          <text:p text:style-name="P12">size_t bt_fread(bt_filehandle file, size_t bytes, char *buffer);</text:p>
        </text:list-item>
        <text:list-item>
          <text:p text:style-name="P12">size_t bt_fioctl(bt_filehandle file, int function, size_t bytes, char *buffer);</text:p>
        </text:list-item>
        <text:list-item>
          <text:p text:style-name="P17">size_t bt_fseek(bt_filehandle file, size_t bytes, uint32_t flags);</text:p>
        </text:list-item>
        <text:list-item>
          <text:p text:style-name="P12">bt_dirhandle bt_dopen(char *path, uint32_t flags);</text:p>
        </text:list-item>
        <text:list-item>
          <text:p text:style-name="P12">bool bt_dclose(bt_dirhandle dir);</text:p>
        </text:list-item>
        <text:list-item>
          <text:p text:style-name="P12">bool bt_dwrite(bt_dirhandle dir, bt_directory_entry entry);</text:p>
        </text:list-item>
        <text:list-item>
          <text:p text:style-name="P12">bt_directory_entry bt_dread(bt_dirhandle dir);</text:p>
        </text:list-item>
        <text:list-item>
          <text:p text:style-name="P17">size_t bt_dseek(bt_dirhandle dir, size_t bytes, uint32_t flags);</text:p>
        </text:list-item>
        <text:list-item>
          <text:p text:style-name="P12">bt_directory_entry bt_stat(char *path);</text:p>
        </text:list-item>
      </text:list>
      <text:p text:style-name="P1"/>
      <text:p text:style-name="P1"><text:soft-page-break/>Module operations:</text:p>
      <text:list xml:id="list2929318921972727291" text:style-name="LS6">
        <text:list-item>
          <text:p text:style-name="P13">bool bt_load_module(char *path, char *params);</text:p>
        </text:list-item>
      </text:list>
      <text:p text:style-name="P1"/>
      <text:p text:style-name="P1">Environment operations:</text:p>
      <text:list xml:id="list6324961139447285767" text:style-name="LS7">
        <text:list-item>
          <text:p text:style-name="P14">bool bt_getenv(char *name, char *buffer, size_t size);</text:p>
        </text:list-item>
        <text:list-item>
          <text:p text:style-name="P14">bool bt_setenv(char *name, char *value, uint32_t flags);</text:p>
        </text:list-item>
      </text:list>
      <text:p text:style-name="P1"/>
      <text:p text:style-name="P1">Process management:</text:p>
      <text:list xml:id="list3260446905613292619" text:style-name="LS8">
        <text:list-item>
          <text:p text:style-name="P15">bt_pid bt_spawn(char *path, size_t argc, char **argv);</text:p>
        </text:list-item>
        <text:list-item>
          <text:p text:style-name="P15">void bt_wait(bt_pid pid);</text:p>
        </text:list-item>
        <text:list-item>
          <text:p text:style-name="P19">bool bt_kill(bt_pid pid);</text:p>
        </text:list-item>
        <text:list-item>
          <text:p text:style-name="P20">bt_priority bt_prioritize(bt_pid pid, bt_priority priority);</text:p>
        </text:list-item>
        <text:list-item>
          <text:p text:style-name="P15">void bt_exit(int retval);</text:p>
        </text:list-item>
        <text:list-item>
          <text:p text:style-name="P15">bt_pid bt_getpid();</text:p>
        </text:list-item>
      </text:list>
      <text:p text:style-name="P1"/>
      <text:p text:style-name="P1">IPC:</text:p>
      <text:list xml:id="list1820672114285392139" text:style-name="LS9">
        <text:list-item>
          <text:p text:style-name="P4">bool bt_send(bt_pid, size_t size, void *buffer);</text:p>
        </text:list-item>
        <text:list-item>
          <text:p text:style-name="P4">bt_message bt_recv(uint32_t flags);</text:p>
        </text:list-item>
      </text:list>
      <text:p text:style-name="P1"/>
      <text:p text:style-name="P1">Extended calls:</text:p>
      <text:list xml:id="list5436388731433028621" text:style-name="LS10">
        <text:list-item>
          <text:p text:style-name="P5">uint16_t bt_query_ext(char *ext);</text:p>
        </text:list-item>
        <text:list-item>
          <text:p text:style-name="P5">uint32_t bt_call_ext(uint32_t id, void *buffer, size_t size);</text:p>
        </text:list-item>
      </text:list>
      <text:p text:style-name="P1"/>
      <text:p text:style-name="P1">Information API, via “INFO:” filesystem.</text:p>
      <text:p text:style-name="P1"/>
      <text:p text:style-name="P1">Calling convention: </text:p>
      <text:list xml:id="list4015178167129995927" text:style-name="LS11">
        <text:list-item>
          <text:p text:style-name="P6">int 0x80. </text:p>
        </text:list-item>
        <text:list-item>
          <text:p text:style-name="P6">Function ID in eax. </text:p>
        </text:list-item>
        <text:list-item>
          <text:p text:style-name="P6">Up to 3 register-sized parameters in ebx, ecx, edx. Larger values passed by pointer.</text:p>
        </text:list-item>
        <text:list-item>
          <text:p text:style-name="P6">Where more parameters needed, use a pointer to a struct.</text:p>
        </text:list-item>
      </text:list>
      <text:p text:style-name="P1"/>
      <text:p text:style-name="P1">Key:</text:p>
      <text:list xml:id="list6496898924758623178" text:style-name="LS12">
        <text:list-item>
          <text:p text:style-name="P16">Implemented</text:p>
        </text:list-item>
        <text:list-item>
          <text:p text:style-name="P18">Partially implemented</text:p>
        </text:list-item>
        <text:list-item>
          <text:p text:style-name="P21">Call implemented, but not functional</text:p>
        </text:list-item>
        <text:list-item>
          <text:p text:style-name="P7">Not implemented</text:p>
        </text:list-item>
      </text:list>
      <text:p text:style-name="P1"/>
      <text:p text:style-name="P1">Keyboard input format:</text:p>
      <text:list xml:id="list3988628370286897943" text:style-name="LS13">
        <text:list-item>
          <text:p text:style-name="P8">16-bit value.</text:p>
        </text:list-item>
        <text:list-item>
          <text:p text:style-name="P8">High 9 bits: flags</text:p>
        </text:list-item>
        <text:list-item>
          <text:p text:style-name="P8">Low 7 bits: ASCII code or keycode (depending of flags)</text:p>
        </text:list-item>
        <text:list-item>
          <text:p text:style-name="P8">Flags:</text:p>
          <text:list>
            <text:list-item>
              <text:p text:style-name="P8">Key up/down</text:p>
            </text:list-item>
            <text:list-item>
              <text:p text:style-name="P8">State of “shift”</text:p>
            </text:list-item>
            <text:list-item>
              <text:p text:style-name="P8">State of “ctrl”</text:p>
            </text:list-item>
            <text:list-item>
              <text:p text:style-name="P8">State of “alt”</text:p>
            </text:list-item>
            <text:list-item>
              <text:p text:style-name="P8"><text:soft-page-break/>State of “meta”</text:p>
            </text:list-item>
            <text:list-item>
              <text:p text:style-name="P8">State of “caps lock”</text:p>
            </text:list-item>
            <text:list-item>
              <text:p text:style-name="P8">State of “num lock”</text:p>
            </text:list-item>
            <text:list-item>
              <text:p text:style-name="P8">State of “scroll lock”</text:p>
            </text:list-item>
            <text:list-item>
              <text:p text:style-name="P8">ASCI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meta:initial-creator/>
    <dc:creator>Stuart Brockman</dc:creator>
    <meta:editing-cycles>4</meta:editing-cycles>
    <dc:date>2014-09-03T21:04:38.824010551</dc:date>
    <meta:editing-duration>PT3M4S</meta:editing-duration>
    <meta:document-statistic meta:table-count="0" meta:image-count="0" meta:object-count="0" meta:page-count="3" meta:paragraph-count="84" meta:word-count="397" meta:character-count="3012" meta:non-whitespace-character-count="2766"/>
  </office:meta>
</office:document-meta>
</file>